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d63f"/>
    </style:style>
    <style:style style:name="P2" style:family="paragraph" style:parent-style-name="Preformatted_20_Text">
      <style:text-properties officeooo:rsid="001ec5e5" officeooo:paragraph-rsid="001ad63f"/>
    </style:style>
    <style:style style:name="P3" style:family="paragraph" style:parent-style-name="Preformatted_20_Text">
      <style:text-properties officeooo:rsid="001ec5e5" officeooo:paragraph-rsid="001c180b"/>
    </style:style>
    <style:style style:name="P4" style:family="paragraph" style:parent-style-name="Preformatted_20_Text">
      <style:text-properties officeooo:rsid="001ec5e5" officeooo:paragraph-rsid="002138b4"/>
    </style:style>
    <style:style style:name="P5" style:family="paragraph" style:parent-style-name="Preformatted_20_Text">
      <style:text-properties officeooo:rsid="002280e5" officeooo:paragraph-rsid="001c180b"/>
    </style:style>
    <style:style style:name="P6" style:family="paragraph" style:parent-style-name="Preformatted_20_Text">
      <style:text-properties officeooo:paragraph-rsid="001c180b"/>
    </style:style>
    <style:style style:name="P7" style:family="paragraph" style:parent-style-name="Preformatted_20_Text">
      <style:text-properties officeooo:rsid="001ef526" officeooo:paragraph-rsid="001ad63f"/>
    </style:style>
    <style:style style:name="P8" style:family="paragraph" style:parent-style-name="Preformatted_20_Text">
      <style:text-properties officeooo:rsid="000004ed" officeooo:paragraph-rsid="001ce559"/>
    </style:style>
    <style:style style:name="P9" style:family="paragraph" style:parent-style-name="Preformatted_20_Text">
      <style:text-properties officeooo:paragraph-rsid="001ce559"/>
    </style:style>
    <style:style style:name="P10" style:family="paragraph" style:parent-style-name="Preformatted_20_Text">
      <style:text-properties officeooo:paragraph-rsid="001d232b"/>
    </style:style>
    <style:style style:name="P11" style:family="paragraph" style:parent-style-name="Preformatted_20_Text">
      <style:text-properties officeooo:paragraph-rsid="001e5d83"/>
    </style:style>
    <style:style style:name="P12" style:family="paragraph" style:parent-style-name="Preformatted_20_Text">
      <style:text-properties officeooo:paragraph-rsid="001ffc27"/>
    </style:style>
    <style:style style:name="P13" style:family="paragraph" style:parent-style-name="Preformatted_20_Text">
      <style:text-properties officeooo:paragraph-rsid="002138b4"/>
    </style:style>
    <style:style style:name="P14" style:family="paragraph" style:parent-style-name="Preformatted_20_Text">
      <style:paragraph-properties fo:break-before="page"/>
      <style:text-properties officeooo:paragraph-rsid="001ad63f"/>
    </style:style>
    <style:style style:name="P15" style:family="paragraph" style:parent-style-name="Preformatted_20_Text">
      <style:paragraph-properties fo:break-before="page"/>
      <style:text-properties officeooo:rsid="001ec5e5" officeooo:paragraph-rsid="001c180b"/>
    </style:style>
    <style:style style:name="P16" style:family="paragraph" style:parent-style-name="Preformatted_20_Text">
      <style:paragraph-properties fo:break-before="page"/>
      <style:text-properties officeooo:paragraph-rsid="001ce559"/>
    </style:style>
    <style:style style:name="P17" style:family="paragraph" style:parent-style-name="Preformatted_20_Text">
      <style:paragraph-properties fo:break-before="page"/>
      <style:text-properties officeooo:paragraph-rsid="001d232b"/>
    </style:style>
    <style:style style:name="P18" style:family="paragraph" style:parent-style-name="Preformatted_20_Text">
      <style:paragraph-properties fo:break-before="page"/>
      <style:text-properties officeooo:paragraph-rsid="001e5d83"/>
    </style:style>
    <style:style style:name="P19" style:family="paragraph" style:parent-style-name="Preformatted_20_Text">
      <style:paragraph-properties fo:break-before="page"/>
      <style:text-properties officeooo:paragraph-rsid="001ffc27"/>
    </style:style>
    <style:style style:name="P20" style:family="paragraph" style:parent-style-name="Preformatted_20_Text">
      <style:paragraph-properties fo:break-before="page"/>
      <style:text-properties officeooo:paragraph-rsid="002138b4"/>
    </style:style>
    <style:style style:name="P21" style:family="paragraph" style:parent-style-name="Standard">
      <style:text-properties officeooo:paragraph-rsid="00217f49"/>
    </style:style>
    <style:style style:name="P22" style:family="paragraph" style:parent-style-name="Preformatted_20_Text">
      <style:text-properties officeooo:rsid="000004ed" officeooo:paragraph-rsid="001ce559"/>
    </style:style>
    <style:style style:name="P23" style:family="paragraph" style:parent-style-name="Preformatted_20_Text">
      <style:text-properties officeooo:paragraph-rsid="002138b4"/>
    </style:style>
    <style:style style:name="P24" style:family="paragraph" style:parent-style-name="Preformatted_20_Text">
      <style:text-properties officeooo:paragraph-rsid="00217f49"/>
    </style:style>
    <style:style style:name="P25" style:family="paragraph" style:parent-style-name="Preformatted_20_Text">
      <style:paragraph-properties fo:break-before="page"/>
      <style:text-properties officeooo:paragraph-rsid="00217f49"/>
    </style:style>
    <style:style style:name="T1" style:family="text">
      <style:text-properties officeooo:rsid="00208537"/>
    </style:style>
    <style:style style:name="T2" style:family="text">
      <style:text-properties officeooo:rsid="002280e5"/>
    </style:style>
    <style:style style:name="T3" style:family="text">
      <style:text-properties officeooo:rsid="001ef526"/>
    </style:style>
    <style:style style:name="T4" style:family="text">
      <style:text-properties officeooo:rsid="000166c4"/>
    </style:style>
    <style:style style:name="T5" style:family="text">
      <style:text-properties officeooo:rsid="00028910"/>
    </style:style>
    <style:style style:name="T6" style:family="text">
      <style:text-properties officeooo:rsid="00031a28"/>
    </style:style>
    <style:style style:name="T7" style:family="text">
      <style:text-properties officeooo:rsid="001b40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000000000000000</text:p>
      <text:p text:style-name="P2">0000000000000000</text:p>
      <text:p text:style-name="P2">0000000000000000</text:p>
      <text:p text:style-name="P2">0000000000000000</text:p>
      <text:p text:style-name="P1">0<text:span text:style-name="T3">0</text:span>11111<text:span text:style-name="T3">1111100</text:span>00</text:p>
      <text:p text:style-name="P1">0<text:span text:style-name="T3">0</text:span>11111<text:span text:style-name="T3">1111100</text:span>00</text:p>
      <text:p text:style-name="P1">11<text:span text:style-name="T3">11</text:span>000<text:span text:style-name="T3">000</text:span>11<text:span text:style-name="T3">11</text:span>0<text:span text:style-name="T3">0</text:span></text:p>
      <text:p text:style-name="P1">11<text:span text:style-name="T3">11</text:span>000<text:span text:style-name="T3">000</text:span>11<text:span text:style-name="T3">11</text:span>0<text:span text:style-name="T3">0</text:span></text:p>
      <text:p text:style-name="P1">00000<text:span text:style-name="T3">00000</text:span>11<text:span text:style-name="T3">11</text:span>0<text:span text:style-name="T3">0</text:span></text:p>
      <text:p text:style-name="P1">00000<text:span text:style-name="T3">00000</text:span>11<text:span text:style-name="T3">11</text:span>0<text:span text:style-name="T3">0</text:span></text:p>
      <text:p text:style-name="P1">00000<text:span text:style-name="T3">00000</text:span>11<text:span text:style-name="T3">110</text:span>0</text:p>
      <text:p text:style-name="P1">00000<text:span text:style-name="T3">00000</text:span>11<text:span text:style-name="T3">110</text:span>0</text:p>
      <text:p text:style-name="P1">00<text:span text:style-name="T3">00</text:span>1<text:span text:style-name="T3">1111</text:span>111<text:span text:style-name="T3">00</text:span>00</text:p>
      <text:p text:style-name="P1">00<text:span text:style-name="T3">00</text:span>1<text:span text:style-name="T3">1111</text:span>111<text:span text:style-name="T3">00</text:span>00</text:p>
      <text:p text:style-name="P1">00000<text:span text:style-name="T3">0000011</text:span>11<text:span text:style-name="T3">0</text:span>0</text:p>
      <text:p text:style-name="P1">00000<text:span text:style-name="T3">0000011</text:span>11<text:span text:style-name="T3">0</text:span>0</text:p>
      <text:p text:style-name="P1">00000<text:span text:style-name="T3">0000011</text:span>110<text:span text:style-name="T3">0</text:span></text:p>
      <text:p text:style-name="P1">00000<text:span text:style-name="T3">0000011</text:span>110<text:span text:style-name="T3">0</text:span></text:p>
      <text:p text:style-name="P1">00000<text:span text:style-name="T3">0000011</text:span>110<text:span text:style-name="T3">0</text:span></text:p>
      <text:p text:style-name="P1">00000<text:span text:style-name="T3">0000011</text:span>110<text:span text:style-name="T3">0</text:span></text:p>
      <text:p text:style-name="P1">11<text:span text:style-name="T3">11000</text:span>00011<text:span text:style-name="T3">110</text:span>0</text:p>
      <text:p text:style-name="P1">11<text:span text:style-name="T3">11000</text:span>00011<text:span text:style-name="T3">110</text:span>0</text:p>
      <text:p text:style-name="P1">0<text:span text:style-name="T2">0</text:span>11111<text:span text:style-name="T2">11111</text:span>00<text:span text:style-name="T2">00</text:span></text:p>
      <text:p text:style-name="P1">0<text:span text:style-name="T3">0</text:span>11111<text:span text:style-name="T3">11111</text:span>00<text:span text:style-name="T3">00</text:span></text:p>
      <text:p text:style-name="P7">0000000000000000</text:p>
      <text:p text:style-name="P2">0000000000000000</text:p>
      <text:p text:style-name="P7">0000000000000000</text:p>
      <text:p text:style-name="P2">0000000000000000</text:p>
      <text:p text:style-name="P1"/>
      <text:p text:style-name="P1"/>
      <text:p text:style-name="P14">0000000000000000</text:p>
      <text:p text:style-name="P1">0000000000000000</text:p>
      <text:p text:style-name="P1">0000000000000000</text:p>
      <text:p text:style-name="P1">00000000000000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<text:span text:style-name="T1">000111</text:span>111<text:span text:style-name="T1">00</text:span>00</text:p>
      <text:p text:style-name="P1">000<text:span text:style-name="T1">000111</text:span>111<text:span text:style-name="T1">00</text:span>00</text:p>
      <text:p text:style-name="P1">00<text:span text:style-name="T1">001111</text:span>1111<text:span text:style-name="T1">00</text:span>00</text:p>
      <text:p text:style-name="P1">00<text:span text:style-name="T1">001111</text:span>1111<text:span text:style-name="T1">00</text:span>00</text:p>
      <text:p text:style-name="P1">0<text:span text:style-name="T1">011</text:span>11<text:span text:style-name="T1">0</text:span>0<text:span text:style-name="T1">11</text:span>11<text:span text:style-name="T1">00</text:span>00</text:p>
      <text:p text:style-name="P1">0<text:span text:style-name="T1">011</text:span>11<text:span text:style-name="T1">0</text:span>0<text:span text:style-name="T1">11</text:span>11<text:span text:style-name="T1">00</text:span>00</text:p>
      <text:p text:style-name="P1">11<text:span text:style-name="T1">1100</text:span>00<text:span text:style-name="T1">11</text:span>11<text:span text:style-name="T1">00</text:span>00</text:p>
      <text:p text:style-name="P1">11<text:span text:style-name="T1">1100</text:span>00<text:span text:style-name="T1">11</text:span>11<text:span text:style-name="T1">00</text:span>00</text:p>
      <text:p text:style-name="P1">1111<text:span text:style-name="T2">0000111111</text:span>0<text:span text:style-name="T1">0</text:span></text:p>
      <text:p text:style-name="P1">1111111<text:span text:style-name="T1">1111111</text:span>0<text:span text:style-name="T1">0</text:span></text:p>
      <text:p text:style-name="P1"><text:span text:style-name="T2">11111111111111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<text:span text:style-name="T1">0001111</text:span>1111<text:span text:style-name="T1">0</text:span>0</text:p>
      <text:p text:style-name="P1">000<text:span text:style-name="T1">0001111</text:span>1111<text:span text:style-name="T1">0</text:span>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/>
      <text:p text:style-name="P3"/>
      <text:p text:style-name="P15">0000000000000000</text:p>
      <text:p text:style-name="P3">0000000000000000</text:p>
      <text:p text:style-name="P3">0000000000000000</text:p>
      <text:p text:style-name="P3">0000000000000000</text:p>
      <text:p text:style-name="P6">1111111<text:span text:style-name="T2">11111110</text:span>0</text:p>
      <text:p text:style-name="P6">1111111<text:span text:style-name="T2">11111110</text:span>0</text:p>
      <text:p text:style-name="P6">11<text:span text:style-name="T2">11000000</text:span>000000</text:p>
      <text:p text:style-name="P6">11<text:span text:style-name="T2">11000000</text:span>000000</text:p>
      <text:p text:style-name="P6">11<text:span text:style-name="T2">11000000</text:span>000000</text:p>
      <text:p text:style-name="P6">11<text:span text:style-name="T2">11000000</text:span>000000</text:p>
      <text:p text:style-name="P6">11<text:span text:style-name="T2">11000000</text:span>000000</text:p>
      <text:p text:style-name="P6">11<text:span text:style-name="T2">11000000</text:span>000000</text:p>
      <text:p text:style-name="P6">111111<text:span text:style-name="T2">11111100</text:span>00</text:p>
      <text:p text:style-name="P6">111111<text:span text:style-name="T2">11111100</text:span>00</text:p>
      <text:p text:style-name="P6">00000<text:span text:style-name="T2">0000011</text:span>11<text:span text:style-name="T2">0</text:span>0</text:p>
      <text:p text:style-name="P6">00000<text:span text:style-name="T2">0000011</text:span>11<text:span text:style-name="T2">0</text:span>0</text:p>
      <text:p text:style-name="P6">00000<text:span text:style-name="T2">0000011</text:span>11<text:span text:style-name="T2">0</text:span>0</text:p>
      <text:p text:style-name="P6">00000<text:span text:style-name="T2">0000011</text:span>11<text:span text:style-name="T2">0</text:span>0</text:p>
      <text:p text:style-name="P6">00000<text:span text:style-name="T2">0000011</text:span>11<text:span text:style-name="T2">0</text:span>0</text:p>
      <text:p text:style-name="P6">00000<text:span text:style-name="T2">0000011</text:span>11<text:span text:style-name="T2">0</text:span>0</text:p>
      <text:p text:style-name="P6">11<text:span text:style-name="T2">11</text:span>000<text:span text:style-name="T2">00011</text:span>11<text:span text:style-name="T2">0</text:span>0</text:p>
      <text:p text:style-name="P5">1111000000111100</text:p>
      <text:p text:style-name="P6">0<text:span text:style-name="T2">011111</text:span>1111100<text:span text:style-name="T2">00</text:span></text:p>
      <text:p text:style-name="P6">0<text:span text:style-name="T2">011111</text:span>1111100<text:span text:style-name="T2">00</text:span></text:p>
      <text:p text:style-name="P5">0000000000000000</text:p>
      <text:p text:style-name="P5">0000000000000000</text:p>
      <text:p text:style-name="P5">0000000000000000</text:p>
      <text:p text:style-name="P5">0000000000000000</text:p>
      <text:p text:style-name="P5">0000000000000000</text:p>
      <text:p text:style-name="P5">0000000000000000</text:p>
      <text:p text:style-name="P5">0000000000000000</text:p>
      <text:p text:style-name="P5">0000000000000000</text:p>
      <text:p text:style-name="P16">0000000000000000</text:p>
      <text:p text:style-name="P9">0000000000000000</text:p>
      <text:p text:style-name="P8">0000000000000000</text:p>
      <text:p text:style-name="P8">0000000000000000</text:p>
      <text:p text:style-name="P9">00<text:span text:style-name="T4">00111</text:span>111<text:span text:style-name="T4">000</text:span>000</text:p>
      <text:p text:style-name="P9">00<text:span text:style-name="T4">00111</text:span>111<text:span text:style-name="T4">000</text:span>000</text:p>
      <text:p text:style-name="P9">0<text:span text:style-name="T4">011</text:span>11<text:span text:style-name="T4">00000</text:span>00000</text:p>
      <text:p text:style-name="P9">0<text:span text:style-name="T4">011</text:span>11<text:span text:style-name="T4">00000</text:span>00000</text:p>
      <text:p text:style-name="P9">11<text:span text:style-name="T4">11000000</text:span>000000</text:p>
      <text:p text:style-name="P9">11<text:span text:style-name="T4">11000000</text:span>000000</text:p>
      <text:p text:style-name="P9">11<text:span text:style-name="T4">11000000</text:span>000000</text:p>
      <text:p text:style-name="P9">11<text:span text:style-name="T4">11000000</text:span>000000</text:p>
      <text:p text:style-name="P9">111111<text:span text:style-name="T4">11111100</text:span>00</text:p>
      <text:p text:style-name="P9">111111<text:span text:style-name="T4">11111100</text:span>00</text:p>
      <text:p text:style-name="P9">11<text:span text:style-name="T4">11000</text:span>00011<text:span text:style-name="T4">110</text:span>0</text:p>
      <text:p text:style-name="P9">11<text:span text:style-name="T4">11000</text:span>00011<text:span text:style-name="T4">110</text:span>0</text:p>
      <text:p text:style-name="P9">11<text:span text:style-name="T4">11000</text:span>00011<text:span text:style-name="T4">110</text:span>0</text:p>
      <text:p text:style-name="P9">11<text:span text:style-name="T4">11000</text:span>00011<text:span text:style-name="T4">110</text:span>0</text:p>
      <text:p text:style-name="P9">11<text:span text:style-name="T4">11000</text:span>00011<text:span text:style-name="T4">110</text:span>0</text:p>
      <text:p text:style-name="P9">11<text:span text:style-name="T4">11000</text:span>00011<text:span text:style-name="T4">110</text:span>0</text:p>
      <text:p text:style-name="P9">11<text:span text:style-name="T4">11000</text:span>00011<text:span text:style-name="T4">110</text:span>0</text:p>
      <text:p text:style-name="P9">11<text:span text:style-name="T4">11000</text:span>00011<text:span text:style-name="T4">110</text:span>0</text:p>
      <text:p text:style-name="P9">0<text:span text:style-name="T4">011111</text:span>1111100<text:span text:style-name="T4">00</text:span></text:p>
      <text:p text:style-name="P9">0<text:span text:style-name="T4">011111</text:span>1111100<text:span text:style-name="T4">00</text:span></text:p>
      <text:p text:style-name="P9">0000000000000000</text:p>
      <text:p text:style-name="P9">0000000000000000</text:p>
      <text:p text:style-name="P8">0000000000000000</text:p>
      <text:p text:style-name="P8">0000000000000000</text:p>
      <text:p text:style-name="P9">0000000000000000</text:p>
      <text:p text:style-name="P9">0000000000000000</text:p>
      <text:p text:style-name="P8">0000000000000000</text:p>
      <text:p text:style-name="P8">0000000000000000</text:p>
      <text:p text:style-name="P17">0000000000000000</text:p>
      <text:p text:style-name="P10">0000000000000000</text:p>
      <text:p text:style-name="P10">0000000000000000</text:p>
      <text:p text:style-name="P10">0000000000000000</text:p>
      <text:p text:style-name="P10">1111111<text:span text:style-name="T4">11111110</text:span>0</text:p>
      <text:p text:style-name="P10">1111111<text:span text:style-name="T4">11111110</text:span>0</text:p>
      <text:p text:style-name="P10">11<text:span text:style-name="T4">11000</text:span>00011<text:span text:style-name="T4">110</text:span>0</text:p>
      <text:p text:style-name="P10">11<text:span text:style-name="T4">11000</text:span>00011<text:span text:style-name="T4">110</text:span>0</text:p>
      <text:p text:style-name="P10">00000<text:span text:style-name="T4">0000011</text:span>11<text:span text:style-name="T4">0</text:span>0</text:p>
      <text:p text:style-name="P10">00000<text:span text:style-name="T4">0000011</text:span>11<text:span text:style-name="T4">0</text:span>0</text:p>
      <text:p text:style-name="P10">00000<text:span text:style-name="T4">0000011</text:span>11<text:span text:style-name="T4">0</text:span>0</text:p>
      <text:p text:style-name="P10">00000<text:span text:style-name="T4">0000011</text:span>11<text:span text:style-name="T4">0</text:span>0</text:p>
      <text:p text:style-name="P10">0000<text:span text:style-name="T4">000011</text:span>11<text:span text:style-name="T4">00</text:span>00</text:p>
      <text:p text:style-name="P10">0000<text:span text:style-name="T4">000011</text:span>11<text:span text:style-name="T4">00</text:span>00</text:p>
      <text:p text:style-name="P10">000<text:span text:style-name="T4">00011</text:span>11<text:span text:style-name="T4">000</text:span>000</text:p>
      <text:p text:style-name="P10">000<text:span text:style-name="T4">00011</text:span>11<text:span text:style-name="T4">000</text:span>000</text:p>
      <text:p text:style-name="P10">00<text:span text:style-name="T4">0011</text:span>11<text:span text:style-name="T4">0000</text:span>0000</text:p>
      <text:p text:style-name="P10">00<text:span text:style-name="T4">0011</text:span>11<text:span text:style-name="T4">0000</text:span>0000</text:p>
      <text:p text:style-name="P10">00<text:span text:style-name="T4">0011</text:span>11<text:span text:style-name="T4">0000</text:span>0000</text:p>
      <text:p text:style-name="P10">00<text:span text:style-name="T4">0011</text:span>11<text:span text:style-name="T4">0000</text:span>0000</text:p>
      <text:p text:style-name="P10">00<text:span text:style-name="T4">0011</text:span>11<text:span text:style-name="T4">0000</text:span>0000</text:p>
      <text:p text:style-name="P10">00<text:span text:style-name="T4">0011</text:span>11<text:span text:style-name="T4">0000</text:span>0000</text:p>
      <text:p text:style-name="P10">00<text:span text:style-name="T4">0011</text:span>11<text:span text:style-name="T4">0000</text:span>0000</text:p>
      <text:p text:style-name="P10">00<text:span text:style-name="T4">0011</text:span>11<text:span text:style-name="T4">0000</text:span>0000</text:p>
      <text:p text:style-name="P10">0000000000000000</text:p>
      <text:p text:style-name="P10">0000000000000000</text:p>
      <text:p text:style-name="P10">0000000000000000</text:p>
      <text:p text:style-name="P10">0000000000000000</text:p>
      <text:p text:style-name="P10">0000000000000000</text:p>
      <text:p text:style-name="P10">0000000000000000</text:p>
      <text:p text:style-name="P10">0000000000000000</text:p>
      <text:p text:style-name="P10">0000000000000000</text:p>
      <text:p text:style-name="P10"/>
      <text:p text:style-name="P18">0000000000000000</text:p>
      <text:p text:style-name="P11">0000000000000000</text:p>
      <text:p text:style-name="P11">0000000000000000</text:p>
      <text:p text:style-name="P11">0000000000000000</text:p>
      <text:p text:style-name="P11">0<text:span text:style-name="T4">011111</text:span>11111<text:span text:style-name="T4">00</text:span>00</text:p>
      <text:p text:style-name="P11">0<text:span text:style-name="T4">011111</text:span>11111<text:span text:style-name="T4">00</text:span>00</text:p>
      <text:p text:style-name="P11">11<text:span text:style-name="T4">11000</text:span>00011<text:span text:style-name="T4">110</text:span>0</text:p>
      <text:p text:style-name="P11">11<text:span text:style-name="T4">11000</text:span>000<text:span text:style-name="T4">11</text:span>11<text:span text:style-name="T4">0</text:span>0</text:p>
      <text:p text:style-name="P11">11<text:span text:style-name="T4">11000</text:span>00011<text:span text:style-name="T4">110</text:span>0</text:p>
      <text:p text:style-name="P11">11<text:span text:style-name="T4">11000</text:span>00011<text:span text:style-name="T4">110</text:span>0</text:p>
      <text:p text:style-name="P11">11<text:span text:style-name="T4">11000</text:span>000<text:span text:style-name="T4">11</text:span>11<text:span text:style-name="T4">0</text:span>0</text:p>
      <text:p text:style-name="P11">11<text:span text:style-name="T4">11000</text:span>00011<text:span text:style-name="T4">110</text:span>0</text:p>
      <text:p text:style-name="P11">0<text:span text:style-name="T4">011111</text:span>11111<text:span text:style-name="T4">00</text:span>00</text:p>
      <text:p text:style-name="P11">0<text:span text:style-name="T4">011111</text:span>11111<text:span text:style-name="T4">00</text:span>00</text:p>
      <text:p text:style-name="P11">11<text:span text:style-name="T4">11000</text:span>00011<text:span text:style-name="T4">110</text:span>0</text:p>
      <text:p text:style-name="P11">11<text:span text:style-name="T4">11000</text:span>00011<text:span text:style-name="T4">110</text:span>0</text:p>
      <text:p text:style-name="P11">11<text:span text:style-name="T4">11000</text:span>00011<text:span text:style-name="T4">110</text:span>0</text:p>
      <text:p text:style-name="P11">11<text:span text:style-name="T4">11000</text:span>00011<text:span text:style-name="T4">110</text:span>0</text:p>
      <text:p text:style-name="P11">11<text:span text:style-name="T4">11000</text:span>00011<text:span text:style-name="T4">110</text:span>0</text:p>
      <text:p text:style-name="P11">11<text:span text:style-name="T4">11000</text:span>00011<text:span text:style-name="T4">110</text:span>0</text:p>
      <text:p text:style-name="P11">11<text:span text:style-name="T4">11000</text:span>00011<text:span text:style-name="T4">110</text:span>0</text:p>
      <text:p text:style-name="P11">11<text:span text:style-name="T4">11000</text:span>00011<text:span text:style-name="T4">110</text:span>0</text:p>
      <text:p text:style-name="P11">0<text:span text:style-name="T4">011111</text:span>11111<text:span text:style-name="T4">00</text:span>00</text:p>
      <text:p text:style-name="P11">0<text:span text:style-name="T4">011111</text:span>11111<text:span text:style-name="T4">00</text:span>00</text:p>
      <text:p text:style-name="P11">0000000000000000</text:p>
      <text:p text:style-name="P11">0000000000000000</text:p>
      <text:p text:style-name="P11">0000000000000000</text:p>
      <text:p text:style-name="P11">0000000000000000</text:p>
      <text:p text:style-name="P11">0000000000000000</text:p>
      <text:p text:style-name="P11">0000000000000000</text:p>
      <text:p text:style-name="P11">0000000000000000</text:p>
      <text:p text:style-name="P11">0000000000000000</text:p>
      <text:p text:style-name="P19">0000000000000000</text:p>
      <text:p text:style-name="P12">0000000000000000</text:p>
      <text:p text:style-name="P12">0000000000000000</text:p>
      <text:p text:style-name="P12">0000000000000000</text:p>
      <text:p text:style-name="P12">0<text:span text:style-name="T4">011111</text:span>11111<text:span text:style-name="T4">00</text:span>00</text:p>
      <text:p text:style-name="P12">0<text:span text:style-name="T4">011111</text:span>11111<text:span text:style-name="T4">00</text:span>00</text:p>
      <text:p text:style-name="P12">11<text:span text:style-name="T4">11000</text:span>00011<text:span text:style-name="T4">110</text:span>0</text:p>
      <text:p text:style-name="P12">11<text:span text:style-name="T4">11000</text:span>000<text:span text:style-name="T4">11</text:span>11<text:span text:style-name="T4">0</text:span>0</text:p>
      <text:p text:style-name="P12">11<text:span text:style-name="T4">11000</text:span>00011<text:span text:style-name="T4">110</text:span>0</text:p>
      <text:p text:style-name="P12">11<text:span text:style-name="T4">11000</text:span>00011<text:span text:style-name="T4">110</text:span>0</text:p>
      <text:p text:style-name="P12">11<text:span text:style-name="T4">11000</text:span>000<text:span text:style-name="T4">11</text:span>11<text:span text:style-name="T4">0</text:span>0</text:p>
      <text:p text:style-name="P12">11<text:span text:style-name="T4">11000</text:span>00011<text:span text:style-name="T4">110</text:span>0</text:p>
      <text:p text:style-name="P12">0<text:span text:style-name="T4">011111</text:span>1111110<text:span text:style-name="T4">00</text:span></text:p>
      <text:p text:style-name="P12">0<text:span text:style-name="T4">011111</text:span>1111110<text:span text:style-name="T4">00</text:span></text:p>
      <text:p text:style-name="P12">00000<text:span text:style-name="T4">0000011</text:span>11<text:span text:style-name="T4">0</text:span>0</text:p>
      <text:p text:style-name="P12">00000<text:span text:style-name="T4">0000011</text:span>11<text:span text:style-name="T4">0</text:span>0</text:p>
      <text:p text:style-name="P12">00000<text:span text:style-name="T4">0000011</text:span>11<text:span text:style-name="T4">0</text:span>0</text:p>
      <text:p text:style-name="P12">00000<text:span text:style-name="T4">0000011</text:span>11<text:span text:style-name="T4">0</text:span>0</text:p>
      <text:p text:style-name="P12">00000<text:span text:style-name="T4">0000011</text:span>11<text:span text:style-name="T4">0</text:span>0</text:p>
      <text:p text:style-name="P12">00000<text:span text:style-name="T4">0000011</text:span>11<text:span text:style-name="T4">0</text:span>0</text:p>
      <text:p text:style-name="P12">0000<text:span text:style-name="T4">000011</text:span>11<text:span text:style-name="T4">00</text:span>00</text:p>
      <text:p text:style-name="P12">0000<text:span text:style-name="T4">000011</text:span>11<text:span text:style-name="T4">00</text:span>00</text:p>
      <text:p text:style-name="P12">0<text:span text:style-name="T4">01111</text:span>1111<text:span text:style-name="T4">000</text:span>000</text:p>
      <text:p text:style-name="P12">0<text:span text:style-name="T4">01111</text:span>1111<text:span text:style-name="T4">000</text:span>000</text:p>
      <text:p text:style-name="P12">0000000000000000</text:p>
      <text:p text:style-name="P12">0000000000000000</text:p>
      <text:p text:style-name="P12">0000000000000000</text:p>
      <text:p text:style-name="P12">0000000000000000</text:p>
      <text:p text:style-name="P12">0000000000000000</text:p>
      <text:p text:style-name="P12">0000000000000000</text:p>
      <text:p text:style-name="P12">0000000000000000</text:p>
      <text:p text:style-name="P12">0000000000000000</text:p>
      <text:p text:style-name="P12"/>
      <text:p text:style-name="P20">0000000000000000</text:p>
      <text:p text:style-name="P13">0000000000000000</text:p>
      <text:p text:style-name="P13">0000000000000000</text:p>
      <text:p text:style-name="P13">0000000000000000</text:p>
      <text:p text:style-name="P13">000<text:span text:style-name="T5">0001</text:span>1<text:span text:style-name="T5">0000</text:span>0000</text:p>
      <text:p text:style-name="P13">000<text:span text:style-name="T5">0011</text:span>1<text:span text:style-name="T5">100</text:span>0000<text:span text:style-name="T6">0</text:span></text:p>
      <text:p text:style-name="P13">00<text:span text:style-name="T5">00111</text:span>111<text:span text:style-name="T5">000</text:span>000</text:p>
      <text:p text:style-name="P13">00<text:span text:style-name="T5">00111</text:span>111<text:span text:style-name="T5">000</text:span>000</text:p>
      <text:p text:style-name="P13">0<text:span text:style-name="T5">011</text:span>110<text:span text:style-name="T5">011</text:span>11<text:span text:style-name="T5">00</text:span>00</text:p>
      <text:p text:style-name="P13">0<text:span text:style-name="T5">011</text:span>110<text:span text:style-name="T5">011</text:span>11<text:span text:style-name="T5">00</text:span>00</text:p>
      <text:p text:style-name="P13">11<text:span text:style-name="T5">11000</text:span>000<text:span text:style-name="T5">11</text:span>11<text:span text:style-name="T5">0</text:span>0</text:p>
      <text:p text:style-name="P13">11<text:span text:style-name="T5">11000</text:span>000<text:span text:style-name="T5">11</text:span>11<text:span text:style-name="T5">0</text:span>0</text:p>
      <text:p text:style-name="P13">11<text:span text:style-name="T5">11000</text:span>000<text:span text:style-name="T5">11</text:span>11<text:span text:style-name="T5">0</text:span>0</text:p>
      <text:p text:style-name="P13">11<text:span text:style-name="T5">11000</text:span>000<text:span text:style-name="T5">11</text:span>11<text:span text:style-name="T5">0</text:span>0</text:p>
      <text:p text:style-name="P13">1111<text:span text:style-name="T5">000</text:span>000<text:span text:style-name="T5">11110</text:span>0</text:p>
      <text:p text:style-name="P13">1111111<text:span text:style-name="T5">11111110</text:span>0</text:p>
      <text:p text:style-name="P13">11<text:span text:style-name="T5">11111111</text:span>11<text:span text:style-name="T5">110</text:span>0</text:p>
      <text:p text:style-name="P13">11<text:span text:style-name="T5">11000</text:span>00011<text:span text:style-name="T5">110</text:span>0</text:p>
      <text:p text:style-name="P13">11<text:span text:style-name="T5">11000</text:span>00011<text:span text:style-name="T5">110</text:span>0</text:p>
      <text:p text:style-name="P13">11<text:span text:style-name="T5">11000</text:span>000<text:span text:style-name="T5">11</text:span>11<text:span text:style-name="T5">0</text:span>0</text:p>
      <text:p text:style-name="P13">11<text:span text:style-name="T5">11000</text:span>00011<text:span text:style-name="T5">110</text:span>0</text:p>
      <text:p text:style-name="P13">11<text:span text:style-name="T5">11000</text:span>00011<text:span text:style-name="T5">110</text:span>0</text:p>
      <text:p text:style-name="P13">11<text:span text:style-name="T5">11000</text:span>00011<text:span text:style-name="T5">110</text:span>0</text:p>
      <text:p text:style-name="P13">11<text:span text:style-name="T5">11000</text:span>000<text:span text:style-name="T5">11</text:span>11<text:span text:style-name="T5">0</text:span>0</text:p>
      <text:p text:style-name="P13">0000000000000000</text:p>
      <text:p text:style-name="P13">0000000000000000</text:p>
      <text:p text:style-name="P13">0000000000000000</text:p>
      <text:p text:style-name="P13">0000000000000000</text:p>
      <text:p text:style-name="P13">0000000000000000</text:p>
      <text:p text:style-name="P13">0000000000000000</text:p>
      <text:p text:style-name="P13">0000000000000000</text:p>
      <text:p text:style-name="P13">0000000000000000</text:p>
      <text:p text:style-name="P25">0000000000000000</text:p>
      <text:p text:style-name="P24">0000000000000000</text:p>
      <text:p text:style-name="P24">0000000000000000</text:p>
      <text:p text:style-name="P24">0000000000000000</text:p>
      <text:p text:style-name="P24">111111<text:span text:style-name="T7">11111100</text:span>00</text:p>
      <text:p text:style-name="P24">111111<text:span text:style-name="T7">11111100</text:span>0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111</text:span>1111100<text:span text:style-name="T7">00</text:span></text:p>
      <text:p text:style-name="P24">0<text:span text:style-name="T7">011111</text:span>1111100<text:span text:style-name="T7">00</text:span>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00<text:span text:style-name="T7">00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</text:span>11<text:span text:style-name="T7">11</text:span>00<text:span text:style-name="T7">0011</text:span>110<text:span text:style-name="T7">0</text:span>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11</text:span>1100<text:span text:style-name="T7">0011</text:span>11<text:span text:style-name="T7">0</text:span>0</text:p>
      <text:p text:style-name="P24">0<text:span text:style-name="T7">011</text:span>11<text:span text:style-name="T7">00</text:span>00<text:span text:style-name="T7">11</text:span>11<text:span text:style-name="T7">0</text:span>0</text:p>
      <text:p text:style-name="P24">0<text:span text:style-name="T7">0</text:span>11<text:span text:style-name="T7">11</text:span>00<text:span text:style-name="T7">0011</text:span>110<text:span text:style-name="T7">0</text:span></text:p>
      <text:p text:style-name="P24">111111<text:span text:style-name="T7">11111100</text:span>00</text:p>
      <text:p text:style-name="P24">111111<text:span text:style-name="T7">11111100</text:span>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4">0000000000000000</text:p>
      <text:p text:style-name="P2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burt Geng</meta:initial-creator>
    <meta:creation-date>2016-03-30T14:54:01.441190140</meta:creation-date>
    <meta:generator>LibreOffice/4.3.7.2$Linux_X86_64 LibreOffice_project/430$Build-2</meta:generator>
    <dc:date>2016-04-01T16:37:20.048988987</dc:date>
    <dc:creator>Leah Schrauben</dc:creator>
    <meta:editing-duration>PT1H7M12S</meta:editing-duration>
    <meta:editing-cycles>9</meta:editing-cycles>
    <meta:document-statistic meta:table-count="0" meta:image-count="0" meta:object-count="0" meta:page-count="9" meta:paragraph-count="284" meta:word-count="284" meta:character-count="4544" meta:non-whitespace-character-count="4544"/>
  </office:meta>
</office:document-meta>
</file>